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C00000039DC9947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FreeSans1" svg:font-family="FreeSans"/>
    <style:font-face style:name="Liberation Sans" svg:font-family="'Liberation Sans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rst steps in pyspread</text:p>
      <text:p text:style-name="Title"><draw:frame draw:style-name="fr1" draw:name="graphics1" text:anchor-type="as-char" svg:width="0.4016in" svg:height="0.5201in" draw:z-index="0"><draw:image xlink:href="Pictures/100002010000002C00000039DC9947E0.png" xlink:type="simple" xlink:show="embed" xlink:actuate="onLoad"/></draw:frame></text:p>
      <text:p text:style-name="Subtitle">by Martin Manns 2011</text:p>
      <text:p text:style-name="Text_20_body"/>
      <text:h text:style-name="Heading_20_1" text:outline-level="1">About this document</text:h>
      <text:p text:style-name="Text_20_body"/>
      <text:h text:style-name="Heading_20_1" text:outline-level="1">What is pyspread?</text:h>
      <text:p text:style-name="Text_20_body"/>
      <text:h text:style-name="Heading_20_1" text:outline-level="1">The pyspread workplace</text:h>
      <text:h text:style-name="Heading_20_2" text:outline-level="2">Starting and quitting pyspread</text:h>
      <text:h text:style-name="Heading_20_2" text:outline-level="2">Pyspread main window</text:h>
      <text:h text:style-name="Heading_20_2" text:outline-level="2">Using the menu</text:h>
      <text:h text:style-name="Heading_20_2" text:outline-level="2">Using dialogs</text:h>
      <text:h text:style-name="Heading_20_2" text:outline-level="2">Basic preferences</text:h>
      <text:p text:style-name="Text_20_body"/>
      <text:h text:style-name="Heading_20_1" text:outline-level="1"><text:soft-page-break/>Basic spreadsheet usage</text:h>
      <text:h text:style-name="Heading_20_2" text:outline-level="2">Moving in the spreadsheet</text:h>
      <text:h text:style-name="Heading_20_3" text:outline-level="3">Entering data</text:h>
      <text:h text:style-name="Heading_20_3" text:outline-level="3">Changing and deleting cell content</text:h>
      <text:h text:style-name="Heading_20_3" text:outline-level="3">Copy and Paste operations</text:h>
      <text:h text:style-name="Heading_20_3" text:outline-level="3">Marking cells</text:h>
      <text:h text:style-name="Heading_20_3" text:outline-level="3">Undoing work steps</text:h>
      <text:h text:style-name="Heading_20_3" text:outline-level="3">Creating an empty spreadsheet</text:h>
      <text:h text:style-name="Heading_20_3" text:outline-level="3">Loading and saving a spreadsheet</text:h>
      <text:h text:style-name="Heading_20_3" text:outline-level="3">CSV data import and export</text:h>
      <text:h text:style-name="Heading_20_3" text:outline-level="3">Printing</text:h>
      <text:h text:style-name="Heading_20_2" text:outline-level="2">Finding and replacing cell code</text:h>
      <text:h text:style-name="Heading_20_3" text:outline-level="3">Sorting</text:h>
      <text:p text:style-name="Text_20_body"/>
      <text:h text:style-name="Heading_20_1" text:outline-level="1">Working with formulas</text:h>
      <text:h text:style-name="Heading_20_2" text:outline-level="2">Python expressions</text:h>
      <text:h text:style-name="Heading_20_2" text:outline-level="2">Result object</text:h>
      <text:h text:style-name="Heading_20_2" text:outline-level="2">Example: Using sum</text:h>
      <text:h text:style-name="Heading_20_2" text:outline-level="2">Frozen cells</text:h>
      <text:h text:style-name="Heading_20_2" text:outline-level="2">Absolute cell access</text:h>
      <text:h text:style-name="Heading_20_2" text:outline-level="2">Relative cell access</text:h>
      <text:h text:style-name="Heading_20_2" text:outline-level="2">Assigning variables</text:h>
      <text:h text:style-name="Heading_20_2" text:outline-level="2">Macros</text:h>
      <text:h text:style-name="Heading_20_2" text:outline-level="2">Module import</text:h>
      <text:h text:style-name="Heading_20_2" text:outline-level="2">Cyclic references</text:h>
      <text:h text:style-name="Heading_20_2" text:outline-level="2">Result stability</text:h>
      <text:h text:style-name="Heading_20_2" text:outline-level="2">Error handling</text:h>
      <text:p text:style-name="Text_20_body"/>
      <text:h text:style-name="Heading_20_1" text:outline-level="1">Using help</text:h>
      <text:h text:style-name="Heading_20_2" text:outline-level="2">Tutorial access</text:h>
      <text:h text:style-name="Heading_20_2" text:outline-level="2">In-code documentation</text:h>
      <text:p text:style-name="Text_20_body"/>
      <text:h text:style-name="Heading_20_1" text:outline-level="1"><text:soft-page-break/>Table design</text:h>
      <text:h text:style-name="Heading_20_2" text:outline-level="2">Formatting basics</text:h>
      <text:h text:style-name="Heading_20_2" text:outline-level="2">Fonts and font attributes</text:h>
      <text:h text:style-name="Heading_20_2" text:outline-level="2">Text alignment, justification and rotation</text:h>
      <text:h text:style-name="Heading_20_2" text:outline-level="2">Border and background color</text:h>
      <text:h text:style-name="Heading_20_2" text:outline-level="2">Row height and column width</text:h>
      <text:h text:style-name="Heading_20_2" text:outline-level="2">Insertion and deletion of rows and columns</text:h>
      <text:p text:style-name="Text_20_body"/>
      <text:h text:style-name="Heading_20_1" text:outline-level="1">pyspread and security</text:h>
      <text:h text:style-name="Heading_20_2" text:outline-level="2">More than your average spreadsheet</text:h>
      <text:h text:style-name="Heading_20_2" text:outline-level="2">Dangers of using pyspread</text:h>
      <text:h text:style-name="Heading_20_2" text:outline-level="2">Security benefits and risks from save file signatures</text:h>
      <text:p text:style-name="Text_20_body"/>
      <text:h text:style-name="Heading_20_1" text:outline-level="1">Charts</text:h>
      <text:h text:style-name="Heading_20_2" text:outline-level="2">Charts with matplotlib</text:h>
      <text:h text:style-name="Heading_20_2" text:outline-level="2">Charts with rpy2</text:h>
      <text:h text:style-name="Heading_20_2" text:outline-level="2">Charts with pychart</text:h>
      <text:p text:style-name="Text_20_body"/>
      <text:h text:style-name="Heading_20_1" text:outline-level="1">Advanced topics</text:h>
      <text:h text:style-name="Heading_20_2" text:outline-level="2">Drawing cell content with a cell formula</text:h>
      <text:h text:style-name="Heading_20_2" text:outline-level="2">Handling large amounts of data</text:h>
      <text:h text:style-name="Heading_20_2" text:outline-level="2">Substituting pivot table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FreeSans1" svg:font-family="FreeSans"/>
    <style:font-face style:name="Liberation Sans" svg:font-family="'Liberation Sans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language="en" fo:country="US" style:font-size-asian="10.5pt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language="en" fo:country="US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in"/>
      <style:text-properties fo:font-size="12pt" fo:language="en" fo:country="US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language="en" fo:country="US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1T23:20:08</meta:creation-date>
    <dc:date>2011-08-12T00:03:18</dc:date>
    <meta:editing-duration>PT43M13S</meta:editing-duration>
    <meta:editing-cycles>19</meta:editing-cycles>
    <meta:generator>LibreOffice/3.3$Linux LibreOffice_project/330m19$Build-301</meta:generator>
    <meta:document-statistic meta:table-count="0" meta:image-count="1" meta:object-count="0" meta:page-count="3" meta:paragraph-count="59" meta:word-count="186" meta:character-count="1231"/>
  </office:meta>
</office:document-meta>
</file>